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fo:font-size="9pt" fo:letter-spacing="normal" style:font-size-asian="9pt" style:font-size-complex="9pt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3" style:family="paragraph" style:parent-style-name="Preformatted_20_Text">
      <style:paragraph-properties fo:widows="1"/>
      <style:text-properties fo:font-size="9pt" style:font-size-asian="9pt" style:font-size-complex="9pt"/>
    </style:style>
    <style:style style:name="P4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font-size="9pt" fo:letter-spacing="normal" style:font-size-asian="9pt" style:font-size-complex="9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size="9pt" fo:font-style="normal" fo:font-weight="normal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8"/><text:span text:style-name="T1">Le Greffe</text:span></text:p>
      <text:p text:style-name="P1"><text:s text:c="28"/><text:span text:style-name="T1">Cour Europeenne des Droits de l'Homme</text:span></text:p>
      <text:p text:style-name="P1"><text:s text:c="28"/><text:span text:style-name="T1">Conseil de l'Europe</text:span></text:p>
      <text:p text:style-name="P1"><text:s text:c="28"/><text:span text:style-name="T1">F-67075 STRASBOURG CEDEX.</text:span></text:p>
      <text:p text:style-name="P3"/>
      <text:p text:style-name="P3"/>
      <text:p text:style-name="P1"><text:s text:c="51"/><text:span text:style-name="T1">8 november 2012</text:span></text:p>
      <text:p text:style-name="P3"/>
      <text:p text:style-name="P3"/>
      <text:p text:style-name="P2">uw kenmerk: 69389/12</text:p>
      <text:p text:style-name="P2">mijn kenmerk: 20121108-1</text:p>
      <text:p text:style-name="P3"/>
      <text:p text:style-name="P2">In and about the year 2000, the government of the Netherlands, through the</text:p>
      <text:p text:style-name="P2">industry of the GGZ, the mental healthcare business, introduced an adapted</text:p>
      <text:p text:style-name="P2">method of treating people with a serious mental illness, that would be</text:p>
      <text:p text:style-name="P2">cheaper than the version it was derived from.</text:p>
      <text:p text:style-name="P3"/>
      <text:p text:style-name="P2">The original treatement recognized that for people with such a sickness</text:p>
      <text:p text:style-name="P2">there is a prerequirement for healing that is called the continuity of</text:p>
      <text:p text:style-name="P2">care. People who have to deal with things that are not there, can get it</text:p>
      <text:p text:style-name="P2">so difficult dealing with that, that they need to have access to someone</text:p>
      <text:p text:style-name="P2">who can help them with those situations 24 hours a day. This is a</text:p>
      <text:p text:style-name="P2">necessity. Without this garantuee there is no chance of <text:s/>recovery from the</text:p>
      <text:p text:style-name="P2">illness for the patient. Because without this support the situation can get</text:p>
      <text:p text:style-name="P2">unbearble and people deprive themselves from their lives to escape the hell</text:p>
      <text:p text:style-name="P2">they are living in.</text:p>
      <text:p text:style-name="P3"/>
      <text:p text:style-name="P2">When schizophrenic people hallucinate they are actually dreaming when being</text:p>
      <text:p text:style-name="P2">conscious (awake, there in reality) as well. Because one is awake and</text:p>
      <text:p text:style-name="P2">dreaming at the same time, for us, what we dream is real.</text:p>
      <text:p text:style-name="P3"/>
      <text:p text:style-name="P2">By introduction of the new system in the Netherlands, this 24/7 support is</text:p>
      <text:p text:style-name="P2">taken away from the patient and replace by a front-end back-end system,</text:p>
      <text:p text:style-name="P2">where the front-end decides whether the situation of the patient is severe</text:p>
      <text:p text:style-name="P2">enough to take action. A diagnose of this front-end that further help is</text:p>
      <text:p text:style-name="P2">not  immediately  necessary, is a death cause for patients with serious</text:p>
      <text:p text:style-name="P2">mental illnesses. The refusal to even acknowledge that the patient is in</text:p>
      <text:p text:style-name="P2">dire need, to tell him to wait until monday to get some real help, put this</text:p>
      <text:p text:style-name="P2">patient in a situation where he has to deal with himself not wanting to be</text:p>
      <text:p text:style-name="P2">here any more for more than 45 hours.</text:p>
      <text:p text:style-name="P3"/>
      <text:p text:style-name="P2">The terror, horror, fear, panic, dispair of people that can no longer hold</text:p>
      <text:p text:style-name="P2">it in this life during this period is enormous. Not only because of the</text:p>
      <text:p text:style-name="P1"><text:span text:style-name="T1">sickness, but mostely due to the knowledge that there will be no help.</text:span></text:p>
      <text:p text:style-name="P3"/>
      <text:p text:style-name="P2">It is left alone, we don't care if you die, have a nice weekend !!</text:p>
      <text:p text:style-name="P3"/>
      <text:p text:style-name="P2">This new method (FACT - Functional Assertive Community Treatement) is never</text:p>
      <text:p text:style-name="P2">tested. The effects of the new elements that were introduced with this</text:p>
      <text:p text:style-name="P2">method of treatement, were never tested. People in the psychiatric field</text:p>
      <text:p text:style-name="P2">knew this, the directive for the treatement of schizophrenic people here in</text:p>
      <text:p text:style-name="P2">the Netherlands says that this treatement should be tested before</text:p>
      <text:p text:style-name="P2">deployment of it on <text:s/>a wider scale can happen.</text:p>
      <text:p text:style-name="P3"/>
      <text:p text:style-name="P2">The industry has not listened to this advice. Right now there are 150 teams</text:p>
      <text:p text:style-name="P2">in the Netherlands that are taking away support for sick people in the</text:p>
      <text:p text:style-name="P2">weekend. Plans are to grown this number to 500 in the coming years.</text:p>
      <text:p text:style-name="P3"/>
      <text:p text:style-name="P2">This treatement is sold to the government on the promise to reduce the need</text:p>
      <text:p text:style-name="P2">for hospitalisation of patients here in the Netherlands. After 10 years of</text:p>
      <text:p text:style-name="P2">using this treatement with out any testing, the first research shows that</text:p>
      <text:p text:style-name="P2">the treatement does NOT lead to less need for hospitalisation. What is to</text:p>
      <text:p text:style-name="P2">be expected when the patient is without help the whole weekend. Most</text:p>
      <text:p text:style-name="P3"><text:span text:style-name="T2">suicides happen in the week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</meta:initial-creator>
    <meta:creation-date>2015-09-25T15:10:51.275270936</meta:creation-date>
    <meta:printed-by>Bart </meta:printed-by>
    <meta:print-date>2015-09-25T16:14:37.044301203</meta:print-date>
    <dc:date>2015-09-25T16:41:16.478556187</dc:date>
    <dc:creator>Bart </dc:creator>
    <meta:editing-duration>PT45M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51" meta:word-count="551" meta:character-count="3283" meta:non-whitespace-character-count="2621"/>
  </office:meta>
</office:document-meta>
</file>